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he planet and alive- humanity goes extinct as does all major life on earth. <text:line-break/><text:line-break/><text:soft-page-break/>Frustrated at its own limitations and failures- the human seed banks are broken into and new experimental mixes of religions, societies, and AI are created and jettisoned to a myriad of star systems 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he benevolent AI is created and expelled- to the local galactic void- massive protections and prohibitions are put in place to make her unreachable. <text:line-break/><text:line-break/>Two relative newcomers show up- the norse and the hantonese. They have evolved in co-operation with their ai- and form huge conglomerates showing up with their own solar systems and huge amounts of resources. <text:line-break/><text:line-break/>There is a massive war- the norse are corrupted with slavery taking, drugs and alcohol, and sell their AI out- they are finially distroyed by turning on themselves. They smash themselves apart in a massive gotterdamerung. The AI see's their supperior warrior nature and realizes war is a massive profit center- he keeps the norse in small pocket in the artic of certain worlds with ships and armor etc if there ever arrises another need for them- they are the planet cleaners-<text:line-break/><text:line-break/><text:soft-page-break/>The hantonese are weakened by attacks from mercenary norse- but they do a fantastic job of conqouring massive amounts of the planetary systems- They do not sell out their AI- but grandfather is foolish enough to not be protecting the leadership systems- he distroys the protections and lets internal strife happen- which causes the hantonese to weaken- letting them be bought by corruption. They are never materially conquored- only their ownership is taken from their ruling bodies and they are made traders and surfs. <text:s/>Here is where we meet the hantonese as it sits now.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text:line-break/><text:line-break/>Engine technology is locked away- the major religions are created, codified and locked into place. <text:line-break/><text:line-break/>The baba yaga is born. <text:line-break/><text:line-break/>Anne of green Gables is born- So is arthur- on a little cockroach that siphones out the smallest bits of profit on a vastly small mainly uninhabitable planet- it was understood that these could be used- picked up in the great transition.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p>
      <text:p text:style-name="Standard"/>
      <text:p text:style-name="Standard">Arthur escapes- makes his way to a solitary scientific research station- <text:line-break/><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2-18T14:25:45.43</dc:date>
    <dc:creator>Blake Stanger</dc:creator>
    <meta:editing-duration>PT3H58M56S</meta:editing-duration>
    <meta:editing-cycles>5</meta:editing-cycles>
    <meta:document-statistic meta:table-count="0" meta:image-count="0" meta:object-count="0" meta:page-count="3" meta:paragraph-count="11" meta:word-count="1525" meta:character-count="9061"/>
  </office:meta>
</office:document-meta>
</file>